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4.548in"/>
    </style:style>
    <style:style style:name="co4" style:family="table-column">
      <style:table-column-properties fo:break-before="auto" style:column-width="1.5161in"/>
    </style:style>
    <style:style style:name="co5" style:family="table-column">
      <style:table-column-properties fo:break-before="auto" style:column-width="0.7063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4.560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4165in" fo:break-before="page" style:use-optimal-row-height="false"/>
    </style:style>
    <style:style style:name="ta1" style:family="table" style:master-page-name="PageStyle_5f_PRE-FEST">
      <style:table-properties table:display="true" style:writing-mode="lr-tb" tableooo:tab-color="#e4eef8"/>
    </style:style>
    <style:style style:name="ta2" style:family="table" style:master-page-name="PageStyle_5f_WEDNESDAY">
      <style:table-properties table:display="true" style:writing-mode="lr-tb" tableooo:tab-color="#e4eef8"/>
    </style:style>
    <style:style style:name="ta3" style:family="table" style:master-page-name="PageStyle_5f_THURSDAY">
      <style:table-properties table:display="true" style:writing-mode="lr-tb" tableooo:tab-color="#e4eef8"/>
    </style:style>
    <style:style style:name="ta4" style:family="table" style:master-page-name="PageStyle_5f_FRIDAY">
      <style:table-properties table:display="true" style:writing-mode="lr-tb" tableooo:tab-color="#e4eef8"/>
    </style:style>
    <style:style style:name="ta5" style:family="table" style:master-page-name="PageStyle_5f_SATURDAY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5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1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font-name="Liberation Sans"/>
    </style:style>
    <style:style style:name="ce20" style:family="table-cell" style:parent-style-name="Default">
      <style:text-properties style:font-name="Liberation Sans"/>
    </style:style>
    <style:style style:name="ce21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2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23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24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6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7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8" style:family="table-cell" style:parent-style-name="Default" style:data-style-name="N148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PRE-FEST" table:style-name="ta1" table:print-ranges="'PRE-FEST'.B2:'PRE-FEST'.D1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17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office:value-type="string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NOW()" office:value-type="date" office:date-value="2017-02-20T21:40:29.550971" calcext:value-type="date">
            <text:p>02/20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ATURDAY – MARCH 25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9:00-1:00</text:p>
          </table:table-cell>
          <table:table-cell table:style-name="ce14" office:value-type="string" calcext:value-type="string">
            <text:p>Fit Up / Hang Lighting and Soun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:00-2:0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00-5:00</text:p>
          </table:table-cell>
          <table:table-cell table:style-name="ce14" office:value-type="string" calcext:value-type="string">
            <text:p>Fit Up / Hang Lighting and Soun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UNDAY – MARCH 26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:00-5:00</text:p>
          </table:table-cell>
          <table:table-cell table:style-name="ce14" office:value-type="string" calcext:value-type="string">
            <text:p>Focus Lighting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5:00-TBA</text:p>
          </table:table-cell>
          <table:table-cell table:style-name="ce14" office:value-type="string" calcext:value-type="string">
            <text:p>Troubleshooting - Ben Roose and Brianna Baxley Only (if required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MONDAY / TUESDAY - MARCH 27th / 28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9:30-11:00</text:p>
          </table:table-cell>
          <table:table-cell table:style-name="ce14" office:value-type="string" calcext:value-type="string">
            <text:p>WSU Dancers to Lay Dance Floor (Monda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Mon-Tues</text:p>
          </table:table-cell>
          <table:table-cell table:style-name="ce14" office:value-type="string" calcext:value-type="string">
            <text:p>Ben and Brianna to Troubleshoot and Clean Up Prior to Festival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/>
          <table:table-cell table:style-name="ce15" office:value-type="string" calcext:value-type="string">
            <text:p>END OF PRE-FESTIVAL FIT UP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18" table:range-usable-as="print-range"/>
        </table:named-expressions>
      </table:table>
      <table:table table:name="WEDNESDAY" table:style-name="ta2" table:print-ranges="WEDNESDAY.B2:WEDNESDAY.D26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30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20T21:40:29.550971" calcext:value-type="date">
            <text:p>02/20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WEDNESDAY – MARCH 29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6" office:value-type="string" calcext:value-type="string">
            <text:p>9:00-10:0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00-10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20-10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40-11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1:00-11:1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10-11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30-11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50-12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2:10-1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10-1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30-1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50-2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2:10-2:2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20-2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40-3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00-3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20-3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3:40-5:5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50-6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6:30-9:15</text:p>
          </table:table-cell>
          <table:table-cell table:style-name="ce29" office:value-type="string" calcext:value-type="string">
            <text:p>ADJUDCATION CONCERT 1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8" office:value-type="time" office:time-value="PT21H15M00S" calcext:value-type="time">
            <text:p>9:15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D$28" table:range-usable-as="print-range"/>
        </table:named-expressions>
      </table:table>
      <table:table table:name="THURSDAY" table:style-name="ta3" table:print-ranges="THURSDAY.B2:THURSDAY.D36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header-rows>
          <table:table-row table:style-name="ro2">
            <table:table-cell table:style-name="ce2"/>
  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  <text:p>ACDA 2017 Central Technical Schedule v1</text:p>
            </table:table-cell>
            <table:covered-table-cell table:style-name="ce10"/>
            <table:table-cell table:style-name="ce30" table:formula="of:=[$'PRE-FEST'.D2]" office:value-type="string" office:string-value="Updated:" calcext:value-type="string">
              <text:p>Updated:</text:p>
            </table:table-cell>
            <table:table-cell table:style-name="ce2" table:number-columns-repeated="1020"/>
          </table:table-row>
          <table:table-row table:style-name="ro3">
            <table:table-cell table:style-name="ce3"/>
            <table:table-cell table:style-name="ce23" table:formula="of:=[$'PRE-FEST'.B3]" office:value-type="string" office:string-value="SUBJECT TO CHANGE" calcext:value-type="string" table:number-columns-spanned="2" table:number-rows-spanned="1">
              <text:p>SUBJECT TO CHANGE</text:p>
            </table:table-cell>
            <table:covered-table-cell table:style-name="ce11"/>
            <table:table-cell table:style-name="ce18" table:formula="of:=[$'PRE-FEST'.D3]" office:value-type="date" office:date-value="2017-02-20T21:40:29.550971" calcext:value-type="date">
              <text:p>02/20/2017</text:p>
            </table:table-cell>
            <table:table-cell table:style-name="ce3" table:number-columns-repeated="1020"/>
          </table:table-row>
          <table:table-row table:style-name="ro4">
            <table:table-cell/>
            <table:table-cell table:style-name="ce24"/>
            <table:table-cell table:style-name="ce12" office:value-type="string" calcext:value-type="string">
              <text:p>THURSDAY – MARCH 30<text:span text:style-name="T1">th</text:span>, 2017</text:p>
            </table:table-cell>
            <table:table-cell table:style-name="ce12"/>
            <table:table-cell table:number-columns-repeated="1020"/>
          </table:table-row>
          <table:table-row table:style-name="ro4">
            <table:table-cell table:style-name="ce3"/>
            <table:table-cell table:style-name="ce25" office:value-type="string" calcext:value-type="string">
              <text:p>TIME</text:p>
            </table:table-cell>
            <table:table-cell table:style-name="ce13" office:value-type="string" calcext:value-type="string">
              <text:p>WILNER THEATRE (Technical Rehearsals/Concerts)</text:p>
            </table:table-cell>
            <table:table-cell table:style-name="ce13" office:value-type="string" calcext:value-type="string">
              <text:p>NOTES</text:p>
            </table:table-cell>
            <table:table-cell table:style-name="ce3" table:number-columns-repeated="1020"/>
          </table:table-row>
        </table:table-header-rows>
        <table:table-row table:style-name="ro4">
          <table:table-cell/>
          <table:table-cell table:style-name="ce26" office:value-type="string" calcext:value-type="string">
            <text:p>7:00-7:4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40-8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00-8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20-8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8:40-8:5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50-9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10-9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30-9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9:50-10:0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00-10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20-10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40-11:0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1:00-12:0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00-12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30-2:30</text:p>
          </table:table-cell>
          <table:table-cell table:style-name="ce29" office:value-type="string" calcext:value-type="string">
            <text:p>ADJUDCATION CONCERT 2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2:30-2:40</text:p>
          </table:table-cell>
          <table:table-cell table:style-name="ce15" office:value-type="string" calcext:value-type="string">
            <text:p>POST-CONCERT Buffer/Break</text:p>
          </table:table-cell>
          <table:table-cell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6">
          <table:table-cell/>
          <table:table-cell table:style-name="ce26" office:value-type="string" calcext:value-type="string">
            <text:p>2:40-3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00-3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20-3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3:40-3:5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50-4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10-4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30-4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4:50-5:0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00-5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20-5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40-6:0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6:00-7:0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00-7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30-9:30</text:p>
          </table:table-cell>
          <table:table-cell table:style-name="ce29" office:value-type="string" calcext:value-type="string">
            <text:p>ADJUDCATION CONCERT 3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8" office:value-type="time" office:time-value="PT21H30M00S" calcext:value-type="time">
            <text:p>9:30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D$38" table:range-usable-as="print-range"/>
        </table:named-expressions>
      </table:table>
      <table:table table:name="FRIDAY" table:style-name="ta4" table:print-ranges="FRIDAY.B2:FRIDAY.D28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7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30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20T21:40:29.550971" calcext:value-type="date">
            <text:p>02/20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FRIDAY – MARCH 31st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6" office:value-type="string" calcext:value-type="string">
            <text:p>9:00-10:0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00-10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20-10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40-11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1:00-11:1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10-11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30-11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50-12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2:10-1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10-1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30-1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50-2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2:10-2:2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20-2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40-3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00-3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20-3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3:40-4:5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50-5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30-8:00</text:p>
          </table:table-cell>
          <table:table-cell table:style-name="ce29" office:value-type="string" calcext:value-type="string">
            <text:p>ADJUDCATION CONCERT 4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8:00-8:15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15-9:45</text:p>
          </table:table-cell>
          <table:table-cell table:style-name="ce29" office:value-type="string" calcext:value-type="string">
            <text:p>ADJUDCATION FEEDBACK 4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time" office:time-value="PT21H45M00S" calcext:value-type="time">
            <text:p>09:45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D$36" table:range-usable-as="print-range"/>
        </table:named-expressions>
      </table:table>
      <table:table table:name="SATURDAY" table:style-name="ta5" table:print-ranges="SATURDAY.B2:SATURDAY.D2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30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20T21:40:29.550971" calcext:value-type="date">
            <text:p>02/20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10:00-11:0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00-11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20-11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40-12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2:00-12:1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10-1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30-1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50-1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:10-2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10-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30-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50-3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3:10-3:2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3:20-3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3:40-4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4:00-4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4:20-4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4:40-6:20</text:p>
          </table:table-cell>
          <table:table-cell table:style-name="ce15" office:value-type="string" calcext:value-type="string">
            <text:p>EXTENDED DINNER</text:p>
          </table:table-cell>
          <table:table-cell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6:20-7:0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7:00-9:45</text:p>
          </table:table-cell>
          <table:table-cell table:style-name="ce29" office:value-type="string" calcext:value-type="string">
            <text:p>GALA CONCERT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9:45-10:0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9" office:value-type="float" office:value="0.916666666666667" calcext:value-type="float">
            <text:p>10:00 PM</text:p>
          </table:table-cell>
          <table:table-cell table:number-columns-repeated="2" table:style-name="ce15" office:value-type="string" calcext:value-type="string">
            <text:p>GALA RECEPTION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D$31" table:range-usable-as="print-range"/>
        </table:named-expressions>
      </table:table>
      <table:table table:name="SUNDAY" table:style-name="ta5" table:print-ranges="SUNDAY.B2:SUNDAY.D10">
        <table:shapes>
          <draw:frame draw:z-index="0" draw:name="Image 1" draw:style-name="gr1" draw:text-style-name="P1" svg:width="0.713in" svg:height="0.3181in" svg:x="0.4339in" svg:y="2.7323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30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20T21:40:29.550971" calcext:value-type="date">
            <text:p>02/20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1:00-5:00</text:p>
          </table:table-cell>
          <table:table-cell table:style-name="ce14" office:value-type="string" calcext:value-type="string">
            <text:p>Strike (Crew and WSU Dancers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float" office:value="0.708333333333333" calcext:value-type="float">
            <text:p>5:00 PM</text:p>
          </table:table-cell>
          <table:table-cell table:style-name="ce15" office:value-type="string" calcext:value-type="string">
            <text:p>END OF ACDA 2017 CONFERENCE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" table:number-columns-spanned="1" table:number-rows-spanned="2"/>
          <table:table-cell table:style-name="ce32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33"/>
          <table:table-cell table:number-columns-repeated="1020"/>
        </table:table-row>
        <table:table-row table:style-name="ro1">
          <table:table-cell/>
          <table:covered-table-cell/>
          <table:table-cell table:style-name="ce32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33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21:39:46.154836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2-20T21:41:04.503429334</dc:date>
    <meta:print-date>2011-03-18T12:21:47</meta:print-date>
    <meta:editing-cycles>42</meta:editing-cycles>
    <meta:editing-duration>PT8H1M5S</meta:editing-duration>
    <meta:generator>LibreOffice/4.3.3.2$Linux_X86_64 LibreOffice_project/430m0$Build-2</meta:generator>
    <meta:document-statistic meta:table-count="6" meta:cell-count="239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